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style:font-name="Liberation Sans Narrow" fo:font-size="40pt" style:font-size-asian="40pt" style:font-size-complex="4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 style:text-autospace="none"/>
      <style:text-properties style:font-name="Liberation Sans Narrow" fo:font-size="40pt" style:font-size-asian="40pt" style:font-size-complex="40pt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font-size="3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Liberation Sans Narrow" fo:font-size="38pt" fo:text-shadow="1pt 1pt" fo:font-weight="normal" style:font-size-asian="38pt" style:font-weight-asian="normal" style:font-size-complex="38pt" style:font-weight-complex="normal"/>
    </style:style>
    <style:style style:name="P13" style:family="paragraph">
      <style:paragraph-properties fo:margin-left="0cm" fo:margin-right="0cm" fo:margin-top="0cm" fo:margin-bottom="0cm" fo:text-align="center" fo:text-indent="0cm" style:text-autospace="none"/>
      <style:text-properties fo:font-size="8.5pt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8.5pt"/>
    </style:style>
    <style:style style:name="P15" style:family="paragraph">
      <style:paragraph-properties fo:margin-left="0cm" fo:margin-right="0cm" fo:margin-top="0cm" fo:margin-bottom="0cm" fo:text-indent="0cm" style:text-autospace="none"/>
      <style:text-properties fo:font-size="8.5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8.5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normal" style:font-name-asian="Segoe UI2" style:font-size-asian="40pt" style:font-weight-asian="normal" style:font-name-complex="Segoe UI2" style:font-size-complex="40pt" style:font-weight-complex="normal"/>
    </style:style>
    <style:style style:name="T4" style:family="text">
      <style:text-properties fo:color="#000000" style:font-name="Liberation Sans Narrow" fo:font-size="40pt" fo:text-shadow="none" fo:font-weight="bold" style:font-name-asian="Segoe UI2" style:font-size-asian="40pt" style:font-weight-asian="bold" style:font-name-complex="Segoe UI2" style:font-size-complex="4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 Narrow" fo:font-size="39pt" fo:font-style="normal" fo:text-shadow="none" style:text-underline-style="none" fo:font-weight="bold" style:letter-kerning="true" style:font-name-asian="Microsoft YaHei" style:font-size-asian="39pt" style:font-style-asian="normal" style:font-weight-asian="bold" style:font-name-complex="Mangal" style:font-size-complex="3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 Narrow" fo:font-size="38pt" fo:font-style="normal" fo:text-shadow="none" style:text-underline-style="none" fo:font-weight="bold" style:letter-kerning="true" style:font-name-asian="Microsoft YaHei" style:font-size-asian="38pt" style:font-style-asian="normal" style:font-weight-asian="bold" style:font-name-complex="Mangal" style:font-size-complex="3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684cm" svg:y="0.618cm">
          <draw:text-box>
            <text:p text:style-name="P1"><text:span text:style-name="T1">HYMN #752</text:span></text:p>
            <text:p text:style-name="P1"><text:span text:style-name="T2">“</text:span><text:span text:style-name="T2">Be Still, My So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366cm" svg:x="1.188cm" svg:y="0.676cm">
          <draw:text-box>
            <text:p text:style-name="P4"><text:span text:style-name="T3">1. </text:span><text:span text:style-name="T4">Be still, my soul; the Lord is on your side;</text:span><text:span text:style-name="T4"><text:line-break/></text:span><text:span text:style-name="T4">Bear patiently the cross of grief or pain;</text:span><text:span text:style-name="T4"><text:line-break/></text:span><text:span text:style-name="T4">Leave to your God to order and provide;</text:span><text:span text:style-name="T4"><text:line-break/></text:span><text:span text:style-name="T4">In ev’ry change He faithful will rem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13cm" svg:height="7.112cm" svg:x="2.032cm" svg:y="0.508cm">
          <draw:text-box>
            <text:p text:style-name="P4"><text:span text:style-name="T4">Be still, my soul;</text:span></text:p>
            <text:p text:style-name="P4"><text:span text:style-name="T4">your best, your heav’nly Friend</text:span><text:span text:style-name="T4"><text:line-break/></text:span><text:span text:style-name="T4">Through thorny ways </text:span></text:p>
            <text:p text:style-name="P4"><text:span text:style-name="T4">leads to a joyful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908cm" svg:height="7.091cm" svg:x="1.016cm" svg:y="0.529cm">
          <draw:text-box>
            <text:p text:style-name="P6"><text:span text:style-name="T5">2. </text:span><text:span text:style-name="T6">Be still, my soul; your God will undertake</text:span><text:span text:style-name="T6"><text:line-break/></text:span><text:span text:style-name="T6">To guide the future as He has the past.</text:span><text:span text:style-name="T6"><text:line-break/></text:span><text:span text:style-name="T7">Your hope, your confidence let nothing shake;</text:span><text:span text:style-name="T8"><text:line-break/></text:span><text:span text:style-name="T6">All now mysterious shall be bright at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7" draw:layer="layout" svg:width="24.638cm" svg:height="7.366cm" svg:x="1.778cm" svg:y="0.508cm">
          <draw:text-box>
            <text:p text:style-name="P6"><text:span text:style-name="T9">Be still, my soul;</text:span></text:p>
            <text:p text:style-name="P6"><text:span text:style-name="T9">the waves and winds still know</text:span><text:span text:style-name="T9"><text:line-break/></text:span><text:span text:style-name="T9">His voice who ruled them </text:span></text:p>
            <text:p text:style-name="P6"><text:span text:style-name="T9">while He dwelt be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8" draw:layer="layout" svg:width="26.162cm" svg:height="6.35cm" svg:x="1.063cm" svg:y="0.618cm">
          <draw:text-box>
            <text:p text:style-name="P6"><text:span text:style-name="T10">3. </text:span><text:span text:style-name="T11">Be still, my soul; though dearest friends depart</text:span><text:span text:style-name="T11"><text:line-break/></text:span><text:span text:style-name="T11">And all is darkened in this vale of tears;</text:span><text:span text:style-name="T11"><text:line-break/></text:span><text:span text:style-name="T11">Then you will better know His love, His heart,</text:span><text:span text:style-name="T11"><text:line-break/></text:span><text:span text:style-name="T11">Who comes to soothe your sorrows and your fea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10" draw:layer="layout" svg:width="25.146cm" svg:height="7.011cm" svg:x="1.106cm" svg:y="0.514cm">
          <draw:text-box>
            <text:p text:style-name="P9"><text:span text:style-name="T6">Be still, my soul;</text:span></text:p>
            <text:p text:style-name="P9"><text:span text:style-name="T6">your Jesus can repay</text:span><text:span text:style-name="T6"><text:line-break/></text:span><text:span text:style-name="T6">From His own fullness </text:span></text:p>
            <text:p text:style-name="P9"><text:span text:style-name="T6">all He take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12" draw:layer="layout" svg:width="25.4cm" svg:height="6.604cm" svg:x="1.27cm" svg:y="0.458cm">
          <draw:text-box>
            <text:p text:style-name="P11"><text:span text:style-name="T10">4. </text:span><text:span text:style-name="T12">Be still, my soul; the hour is hast’ning on</text:span><text:span text:style-name="T12"><text:line-break/></text:span><text:span text:style-name="T12">When we shall be forever with the Lord,</text:span><text:span text:style-name="T12"><text:line-break/></text:span><text:span text:style-name="T12">When disappointment, grief, and fear are gone,</text:span><text:span text:style-name="T12"><text:line-break/></text:span><text:span text:style-name="T12">Sorrow forgot, love’s purest joys resto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9" draw:text-style-name="P16" draw:layer="layout" svg:width="24.638cm" svg:height="12.752cm" svg:x="1.524cm" svg:y="0.508cm">
          <draw:text-box>
            <text:p text:style-name="P13"><text:span text:style-name="T6">Be still, my soul;</text:span></text:p>
            <text:p text:style-name="P13"><text:span text:style-name="T6">when change and tears are past,</text:span><text:span text:style-name="T6"><text:line-break/></text:span><text:span text:style-name="T6">All safe and blessèd</text:span></text:p>
            <text:p text:style-name="P14"><text:span text:style-name="T6">we shall meet at last.</text:span></text:p>
            <text:p text:style-name="P15"><text:span text:style-name="T13"/></text:p>
            <text:p text:style-name="P15"><text:span text:style-name="T14"/></text:p>
            <text:p text:style-name="P15"><text:span text:style-name="T15"/></text:p>
            <text:p text:style-name="P15"><text:span text:style-name="T15"/></text:p>
            <text:p text:style-name="P15"><text:span text:style-name="T15"/></text:p>
            <text:p text:style-name="P15"><text:span text:style-name="T1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50:35.612000000</meta:creation-date>
    <dc:title>Hymn template</dc:title>
    <meta:editing-duration>PT1H27M52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9T17:12:39.055000000</dc:date>
    <meta:document-statistic meta:object-count="169"/>
    <meta:template xlink:type="simple" xlink:actuate="onRequest" xlink:title="Hymn template" xlink:href="../../AppData/Roaming/LibreOffice/4/user/template/Worship%20Templsates/Hymn%20template.otp" meta:date="2015-06-18T14:50:35.347000000"/>
  </office:meta>
</office:document-meta>
</file>